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64aa" officeooo:paragraph-rsid="001364aa"/>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paragraph-properties fo:text-align="center" style:justify-single-word="false"/>
    </style:style>
    <style:style style:name="P6" style:family="paragraph" style:parent-style-name="Text_20_body" style:list-style-name="L1">
      <style:paragraph-properties fo:margin-top="0in" fo:margin-bottom="0in" loext:contextual-spacing="false"/>
    </style:style>
    <style:style style:name="P7" style:family="paragraph" style:parent-style-name="Text_20_body" style:list-style-name="L2">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text-properties officeooo:paragraph-rsid="001364aa"/>
    </style:style>
    <style:style style:name="P9" style:family="paragraph" style:parent-style-name="Text_20_body" style:list-style-name="L3">
      <style:paragraph-properties fo:margin-top="0in" fo:margin-bottom="0in" loext:contextual-spacing="false"/>
    </style:style>
    <style:style style:name="P10" style:family="paragraph" style:parent-style-name="Text_20_body">
      <style:paragraph-properties fo:margin-top="0in" fo:margin-bottom="0in" loext:contextual-spacing="false"/>
      <style:text-properties officeooo:paragraph-rsid="001364aa"/>
    </style:style>
    <style:style style:name="P11" style:family="paragraph" style:parent-style-name="Heading_20_2">
      <style:paragraph-properties fo:text-align="center" style:justify-single-word="false"/>
    </style:style>
    <style:style style:name="P12" style:family="paragraph" style:parent-style-name="Preformatted_20_Text">
      <style:text-properties officeooo:paragraph-rsid="001364aa"/>
    </style:style>
    <style:style style:name="P13" style:family="paragraph" style:parent-style-name="Preformatted_20_Text">
      <style:text-properties officeooo:rsid="001364aa" officeooo:paragraph-rsid="001364aa"/>
    </style:style>
    <style:style style:name="P14" style:family="paragraph" style:parent-style-name="Preformatted_20_Text">
      <style:paragraph-properties fo:margin-top="0in" fo:margin-bottom="0.1965in" loext:contextual-spacing="false"/>
    </style:style>
    <style:style style:name="T1" style:family="text">
      <style:text-properties fo:font-weight="bold"/>
    </style:style>
    <style:style style:name="T2" style:family="text">
      <style:text-properties fo:font-style="italic"/>
    </style:style>
    <style:style style:name="T3" style:family="text">
      <style:text-properties officeooo:rsid="001364aa"/>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ECS 268: Fall 2018</text:h>
      <text:h text:style-name="P11" text:outline-level="2">Laboratory 8</text:h>
      <text:p text:style-name="Text_20_body"><text:span text:style-name="T1">Due</text:span>: This is a 2-week lab; it is due before the start of your lab the week of November 12</text:p>
      <text:h text:style-name="Heading_20_3" text:outline-level="3">Introduction</text:h>
      <text:p text:style-name="Text_20_body">In this lab, you will implement several methods of the <text:a xlink:type="simple" xlink:href="https://people.eecs.ku.edu/~jrmiller/Courses/268/Materials/Trees/BinaryTreeSource/BinaryNodeTree_Subset.h" text:style-name="Internet_20_link" text:visited-style-name="Visited_20_Internet_20_Link"><text:span text:style-name="Teletype">BinaryNodeTree</text:span></text:a> class (which implements the <text:a xlink:type="simple" xlink:href="https://people.eecs.ku.edu/~jrmiller/Courses/268/Materials/Trees/BinaryTreeSource/BinaryTreeInterface_Subset.h" text:style-name="Internet_20_link" text:visited-style-name="Visited_20_Internet_20_Link"><text:span text:style-name="Teletype">BinaryTreeInterface</text:span></text:a>), using the <text:a xlink:type="simple" xlink:href="https://people.eecs.ku.edu/~jrmiller/Courses/268/Materials/Trees/BinaryTreeSource/BinaryNode.h" text:style-name="Internet_20_link" text:visited-style-name="Visited_20_Internet_20_Link"><text:span text:style-name="Teletype">BinaryNode</text:span></text:a> data structure for the nodes in the tree. </text:p>
      <text:h text:style-name="Heading_20_3" text:outline-level="3">Project Requirements</text:h>
      <text:p text:style-name="Text_20_body">You must implement at least:</text:p>
      <text:list xml:id="list5671301314505661346" text:style-name="L1">
        <text:list-item>
          <text:p text:style-name="P6">All four constructors for <text:span text:style-name="Teletype">BinaryNodeTree</text:span> </text:p>
        </text:list-item>
        <text:list-item>
          <text:p text:style-name="P6">The destructor </text:p>
        </text:list-item>
        <text:list-item>
          <text:p text:style-name="P6">The three traversal methods </text:p>
        </text:list-item>
        <text:list-item>
          <text:p text:style-name="P2">The <text:span text:style-name="Teletype">protected</text:span>/<text:span text:style-name="Teletype">private</text:span> methods <text:span text:style-name="Teletype">copyTree</text:span> and the three "helpers" for the three traversal types </text:p>
        </text:list-item>
      </text:list>
      <text:p text:style-name="Text_20_body">Once these methods are working, you will write client code in your <text:span text:style-name="Teletype">Executive</text:span> class that creates a <text:span text:style-name="Teletype">BinaryNodeTree&lt;std::string&gt;</text:span> that will be used to hold algebraic expressions. Your code will be able to generate the tree from either a prefix expression or a postfix expression. Your program will be launched from the command line like: </text:p>
      <text:p text:style-name="Text_20_body"><text:span text:style-name="Teletype">./lab8 </text:span>[<text:span text:style-name="Teletype">prefix</text:span> | <text:span text:style-name="Teletype">postfix</text:span>] <text:span text:style-name="T2">someFileName</text:span> </text:p>
      <text:p text:style-name="Text_20_body">For example: </text:p>
      <text:p text:style-name="P14">./lab8 prefix prefixExample1.txt</text:p>
      <text:p text:style-name="Text_20_body">or:</text:p>
      <text:p text:style-name="P14">./lab8 postfix postfixExample1.txt</text:p>
      <text:p text:style-name="Text_20_body">Here is one sample file for each type. We will test your code with other input files, so be sure your code does not make any unnecessary assumptions about the expressions in the file. (You may assume that we will always give you valid prefix or postfix expressions.) </text:p>
      <text:list xml:id="list6264507323784423563" text:style-name="L2">
        <text:list-item>
          <text:p text:style-name="P7"><text:a xlink:type="simple" xlink:href="https://people.eecs.ku.edu/~jrmiller/Courses/268/Fall2018/Labs/Lab08Data/prefixExample1.txt" text:style-name="Internet_20_link" text:visited-style-name="Visited_20_Internet_20_Link">prefixExample1.txt</text:a> </text:p>
        </text:list-item>
        <text:list-item>
          <text:p text:style-name="P3"><text:a xlink:type="simple" xlink:href="https://people.eecs.ku.edu/~jrmiller/Courses/268/Fall2018/Labs/Lab08Data/postfixExample1.txt" text:style-name="Internet_20_link" text:visited-style-name="Visited_20_Internet_20_Link">postfixExample1.txt</text:a> </text:p>
        </text:list-item>
      </text:list>
      <text:p text:style-name="Text_20_body">Your <text:span text:style-name="Teletype">Executive</text:span> must have among its methods the following three whose prototypes must be <text:span text:style-name="T2">exactly</text:span> the following: </text:p>
      <text:p text:style-name="Preformatted_20_Text">void printTreePreorder(BinaryNodeTree&lt;std::string&gt; bt);</text:p>
      <text:p text:style-name="Preformatted_20_Text">void printTreeInorder(BinaryNodeTree&lt;std::string&gt; bt);</text:p>
      <text:p text:style-name="P14"><text:soft-page-break/>void printTreePostorder(BinaryNodeTree&lt;std::string&gt; bt);</text:p>
      <text:p text:style-name="Text_20_body">After your <text:span text:style-name="Teletype">Executive</text:span> has successfully parsed the input file, it will call each of these functions in turn to produce a nicely formatted display for the three types. This is specified this way to test your copy constructor and its interaction with your destructor. </text:p>
      <text:p text:style-name="Text_20_body">You need not add parentheses to the result of the inorder traversal, although you may want to experiment with that to see what is required to produce a minimal required set. </text:p>
      <text:h text:style-name="Heading_20_3" text:outline-level="3">Implementation Hints</text:h>
      <text:p text:style-name="Text_20_body">The tree will be constructed bottom-up using only constructor calls. Reading the prefix expression will be easiest if you use a recusive method to read the string and build the tree. On the other hand, reading the postfix expressions will be easiest if you use a <text:span text:style-name="T2">non</text:span>-recursive method which uses a <text:span text:style-name="Teletype">Stack</text:span>. </text:p>
      <text:h text:style-name="Heading_20_3" text:outline-level="3">Grading Criteria</text:h>
      <text:p text:style-name="Text_20_body">Grades will be assigned according to the following criteria: </text:p>
      <text:list xml:id="list6448695214600472584" text:style-name="L3">
        <text:list-item>
          <text:p text:style-name="P9">20%: Correct implementation of the four constructors and the private/protected copyTree. </text:p>
        </text:list-item>
        <text:list-item>
          <text:p text:style-name="P9">15%: Correct implementation of the destructor. </text:p>
        </text:list-item>
        <text:list-item>
          <text:p text:style-name="P9">10%: Correct implementation of the public and private/protected traversal methods. </text:p>
        </text:list-item>
        <text:list-item>
          <text:p text:style-name="P9">25%: Correct implementation of the prefix parsing and tree construction. </text:p>
        </text:list-item>
        <text:list-item>
          <text:p text:style-name="P9">25%: Correct implementation of the postfix parsing and tree construction. </text:p>
        </text:list-item>
        <text:list-item>
          <text:p text:style-name="P4">5%: Output formatting </text:p>
        </text:list-item>
      </text:list>
      <text:h text:style-name="Heading_20_3" text:outline-level="3">Submission</text:h>
      <text:p text:style-name="Text_20_body">Create a tarball with your source code in the usual way. </text:p>
      <text:p text:style-name="Text_20_body">Email this tarball to your TA. The email subject line must look like "[EECS 268] SubmissionName" as follows: </text:p>
      <text:p text:style-name="P5"><text:span text:style-name="Teletype">[EECS 268] Lab 08</text:span></text:p>
      <text:p text:style-name="Text_20_body">Note that the subject should be exactly like the line above. Do not leave out any of the spaces, or the bracket characters ("[" and "]"). In the body of your email, include your name and student ID.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reformatted_20_Text"><text:soft-page-break/>#ifndef _BINARY_NODE_TREE</text:p>
      <text:p text:style-name="Preformatted_20_Text">#define _BINARY_NODE_TREE</text:p>
      <text:p text:style-name="Preformatted_20_Text"/>
      <text:p text:style-name="Preformatted_20_Text">#include "BinaryTreeInterface.h"</text:p>
      <text:p text:style-name="Preformatted_20_Text">#include "BinaryNode.h"</text:p>
      <text:p text:style-name="Preformatted_20_Text">#include "PrecondViolatedExcep.h"</text:p>
      <text:p text:style-name="Preformatted_20_Text">#include "NotFoundException.h"</text:p>
      <text:p text:style-name="Preformatted_20_Text"/>
      <text:p text:style-name="Preformatted_20_Text">template&lt;class ItemType&gt;</text:p>
      <text:p text:style-name="Preformatted_20_Text">class BinaryNodeTree : public BinaryTreeInterface&lt;ItemType&gt;</text:p>
      <text:p text:style-name="Preformatted_20_Text">{</text:p>
      <text:p text:style-name="Preformatted_20_Text">private:</text:p>
      <text:p text:style-name="Preformatted_20_Text"><text:s text:c="3"/>BinaryNode&lt;ItemType&gt;* rootPtr;</text:p>
      <text:p text:style-name="Preformatted_20_Text"><text:s text:c="3"/></text:p>
      <text:p text:style-name="Preformatted_20_Text">protected:</text:p>
      <text:p text:style-name="Preformatted_20_Text"><text:s text:c="3"/>//------------------------------------------------------------</text:p>
      <text:p text:style-name="Preformatted_20_Text"><text:s text:c="3"/>// Protected Utility Methods Section:</text:p>
      <text:p text:style-name="Preformatted_20_Text"><text:s text:c="3"/>// Recursive helper methods for the public methods.</text:p>
      <text:p text:style-name="Preformatted_20_Text"><text:s text:c="3"/>//------------------------------------------------------------</text:p>
      <text:p text:style-name="Preformatted_20_Text"><text:s text:c="3"/></text:p>
      <text:p text:style-name="Preformatted_20_Text"><text:s text:c="3"/>int getHeightHelper(BinaryNode&lt;ItemType&gt;* subTreePtr) const;</text:p>
      <text:p text:style-name="Preformatted_20_Text"><text:s text:c="3"/>int getNumberOfNodesHelper(BinaryNode&lt;ItemType&gt;* subTreePtr) const;</text:p>
      <text:p text:style-name="Preformatted_20_Text"><text:s text:c="3"/></text:p>
      <text:p text:style-name="Preformatted_20_Text"><text:s text:c="3"/>// Recursively deletes all nodes from the tree.</text:p>
      <text:p text:style-name="Preformatted_20_Text"><text:s text:c="3"/>void destroyTree(BinaryNode&lt;ItemType&gt;* subTreePtr);</text:p>
      <text:p text:style-name="Preformatted_20_Text"><text:s text:c="3"/></text:p>
      <text:p text:style-name="Preformatted_20_Text"><text:s text:c="3"/>// Copies the tree rooted at treePtr and returns a pointer to</text:p>
      <text:p text:style-name="Preformatted_20_Text"><text:s text:c="3"/>// the copy.</text:p>
      <text:p text:style-name="Preformatted_20_Text"><text:s text:c="3"/>BinaryNode&lt;ItemType&gt;* copyTree(const BinaryNode&lt;ItemType&gt;* treePtr) const;</text:p>
      <text:p text:style-name="Preformatted_20_Text"/>
      <text:p text:style-name="Preformatted_20_Text"><text:s text:c="3"/>// Recursive traversal helper methods:</text:p>
      <text:p text:style-name="Preformatted_20_Text"><text:s text:c="3"/>void preorder(void visit(ItemType&amp;), BinaryNode&lt;ItemType&gt;* treePtr) const;</text:p>
      <text:p text:style-name="Preformatted_20_Text"><text:s text:c="3"/>void inorder(void visit(ItemType&amp;), BinaryNode&lt;ItemType&gt;* treePtr) const;</text:p>
      <text:p text:style-name="Preformatted_20_Text"><text:s text:c="3"/>void postorder(void visit(ItemType&amp;), BinaryNode&lt;ItemType&gt;* treePtr) const;</text:p>
      <text:p text:style-name="Preformatted_20_Text"><text:s text:c="3"/></text:p>
      <text:p text:style-name="Preformatted_20_Text">public:</text:p>
      <text:p text:style-name="Preformatted_20_Text"><text:s text:c="3"/>//------------------------------------------------------------</text:p>
      <text:p text:style-name="Preformatted_20_Text"><text:s text:c="3"/>// Constructor and Destructor Section.</text:p>
      <text:p text:style-name="Preformatted_20_Text"><text:s text:c="3"/>//------------------------------------------------------------</text:p>
      <text:p text:style-name="Preformatted_20_Text"><text:s text:c="3"/>BinaryNodeTree();</text:p>
      <text:p text:style-name="Preformatted_20_Text"><text:s text:c="3"/>BinaryNodeTree(const ItemType&amp; rootItem);</text:p>
      <text:p text:style-name="Preformatted_20_Text"><text:s text:c="3"/>BinaryNodeTree(const ItemType&amp; rootItem,</text:p>
      <text:p text:style-name="Preformatted_20_Text"><text:s text:c="18"/>const BinaryNodeTree&lt;ItemType&gt;* leftTreePtr,</text:p>
      <text:p text:style-name="Preformatted_20_Text"><text:s text:c="18"/>const BinaryNodeTree&lt;ItemType&gt;* rightTreePtr);</text:p>
      <text:p text:style-name="Preformatted_20_Text"><text:s text:c="3"/>BinaryNodeTree(const BinaryNodeTree&lt;ItemType&gt;&amp; tree);</text:p>
      <text:p text:style-name="Preformatted_20_Text"><text:s text:c="3"/>virtual ~BinaryNodeTree();</text:p>
      <text:p text:style-name="Preformatted_20_Text"><text:s text:c="3"/></text:p>
      <text:p text:style-name="Preformatted_20_Text"><text:s text:c="3"/>//------------------------------------------------------------</text:p>
      <text:p text:style-name="Preformatted_20_Text"><text:s text:c="3"/>// Public BinaryTreeInterface Methods Section.</text:p>
      <text:p text:style-name="Preformatted_20_Text"><text:s text:c="3"/>//------------------------------------------------------------</text:p>
      <text:p text:style-name="Preformatted_20_Text"><text:s text:c="3"/>bool isEmpty() const;</text:p>
      <text:p text:style-name="Preformatted_20_Text"><text:s text:c="3"/>int getHeight() const;</text:p>
      <text:p text:style-name="Preformatted_20_Text"><text:s text:c="3"/>int getNumberOfNodes() const;</text:p>
      <text:p text:style-name="Preformatted_20_Text"><text:s text:c="3"/>ItemType getRootData() const throw(PrecondViolatedExcep);</text:p>
      <text:p text:style-name="Preformatted_20_Text"><text:s text:c="3"/>void setRootData(const ItemType&amp; newData);</text:p>
      <text:p text:style-name="Preformatted_20_Text"><text:s text:c="3"/>void clear();</text:p>
      <text:p text:style-name="Preformatted_20_Text"><text:s text:c="3"/></text:p>
      <text:p text:style-name="Preformatted_20_Text"><text:s text:c="3"/>//------------------------------------------------------------</text:p>
      <text:p text:style-name="Preformatted_20_Text"><text:s text:c="3"/>// Public Traversals Section.</text:p>
      <text:p text:style-name="Preformatted_20_Text"><text:soft-page-break/><text:s text:c="3"/>//------------------------------------------------------------</text:p>
      <text:p text:style-name="Preformatted_20_Text"><text:s text:c="3"/>void preorderTraverse(void visit(ItemType&amp;)) const;</text:p>
      <text:p text:style-name="Preformatted_20_Text"><text:s text:c="3"/>void inorderTraverse(void visit(ItemType&amp;)) const;</text:p>
      <text:p text:style-name="Preformatted_20_Text"><text:s text:c="3"/>void postorderTraverse(void visit(ItemType&amp;)) const;</text:p>
      <text:p text:style-name="Preformatted_20_Text"><text:s text:c="3"/></text:p>
      <text:p text:style-name="Preformatted_20_Text"><text:s text:c="3"/>//------------------------------------------------------------</text:p>
      <text:p text:style-name="Preformatted_20_Text"><text:s text:c="3"/>// Overloaded Operator Section.</text:p>
      <text:p text:style-name="Preformatted_20_Text"><text:s text:c="3"/>//------------------------------------------------------------</text:p>
      <text:p text:style-name="Preformatted_20_Text"><text:s text:c="3"/>BinaryNodeTree&amp; operator=(const BinaryNodeTree&amp; rightHandSide);</text:p>
      <text:p text:style-name="Preformatted_20_Text">}; // end BinaryNodeTree</text:p>
      <text:p text:style-name="Preformatted_20_Text">#include "BinaryNodeTree.cpp"</text:p>
      <text:p text:style-name="P14">#endi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reformatted_20_Text"><text:soft-page-break/>#ifndef _BINARY_TREE_INTERFACE</text:p>
      <text:p text:style-name="Preformatted_20_Text">#define _BINARY_TREE_INTERFACE</text:p>
      <text:p text:style-name="Preformatted_20_Text"/>
      <text:p text:style-name="Preformatted_20_Text">template&lt;class ItemType&gt;</text:p>
      <text:p text:style-name="Preformatted_20_Text">class BinaryTreeInterface</text:p>
      <text:p text:style-name="Preformatted_20_Text">{</text:p>
      <text:p text:style-name="Preformatted_20_Text">public:</text:p>
      <text:p text:style-name="Preformatted_20_Text"><text:s text:c="3"/>/** Virtual destructor allows concrete implementations to clean up</text:p>
      <text:p text:style-name="Preformatted_20_Text"><text:s text:c="7"/>heap memory when the BinaryTree is discarded. */</text:p>
      <text:p text:style-name="Preformatted_20_Text"/>
      <text:p text:style-name="Preformatted_20_Text"><text:s text:c="3"/>virtual ~BinaryTreeInterface() {}</text:p>
      <text:p text:style-name="Preformatted_20_Text"/>
      <text:p text:style-name="Preformatted_20_Text"><text:s text:c="3"/>/** Tests whether this binary tree is empty.</text:p>
      <text:p text:style-name="Preformatted_20_Text"><text:s text:c="4"/>@return True if the binary tree is empty, or false if not. */</text:p>
      <text:p text:style-name="Preformatted_20_Text"/>
      <text:p text:style-name="Preformatted_20_Text"><text:s text:c="3"/>virtual bool isEmpty() const = 0;</text:p>
      <text:p text:style-name="Preformatted_20_Text"><text:s text:c="3"/></text:p>
      <text:p text:style-name="Preformatted_20_Text"><text:s text:c="3"/>/** Gets the height of this binary tree.</text:p>
      <text:p text:style-name="Preformatted_20_Text"><text:s text:c="4"/>@return The height of the binary tree. */</text:p>
      <text:p text:style-name="Preformatted_20_Text"/>
      <text:p text:style-name="Preformatted_20_Text"><text:s text:c="3"/>virtual int getHeight() const = 0;</text:p>
      <text:p text:style-name="Preformatted_20_Text"><text:s text:c="3"/></text:p>
      <text:p text:style-name="Preformatted_20_Text"><text:s text:c="3"/>/** Gets the number of nodes in this binary tree.</text:p>
      <text:p text:style-name="Preformatted_20_Text"><text:s text:c="4"/>@return The number of nodes in the binary tree. */</text:p>
      <text:p text:style-name="Preformatted_20_Text"/>
      <text:p text:style-name="Preformatted_20_Text"><text:s text:c="3"/>virtual int getNumberOfNodes() const = 0;</text:p>
      <text:p text:style-name="Preformatted_20_Text"><text:s text:c="3"/></text:p>
      <text:p text:style-name="Preformatted_20_Text"><text:s text:c="3"/>/** Gets the data that is in the root of this binary tree.</text:p>
      <text:p text:style-name="Preformatted_20_Text"><text:s text:c="4"/>@pre <text:s/>The binary tree is not empty.</text:p>
      <text:p text:style-name="Preformatted_20_Text"><text:s text:c="4"/>@post <text:s/>The root’s data has been returned, and the binary tree is unchanged.</text:p>
      <text:p text:style-name="Preformatted_20_Text"><text:s text:c="4"/>@return <text:s/>The data in the root of the binary tree. */</text:p>
      <text:p text:style-name="Preformatted_20_Text"/>
      <text:p text:style-name="Preformatted_20_Text"><text:s text:c="3"/>virtual ItemType getRootData() const = 0;</text:p>
      <text:p text:style-name="Preformatted_20_Text"><text:s text:c="3"/></text:p>
      <text:p text:style-name="Preformatted_20_Text"><text:s text:c="3"/>/** Replaces the data item in the root of this binary tree</text:p>
      <text:p text:style-name="Preformatted_20_Text"><text:s text:c="7"/>with the given data, if the tree is not empty. However, if</text:p>
      <text:p text:style-name="Preformatted_20_Text"><text:s text:c="7"/>the tree is empty, inserts a new root node containing the</text:p>
      <text:p text:style-name="Preformatted_20_Text"><text:s text:c="7"/>given data into the tree.</text:p>
      <text:p text:style-name="Preformatted_20_Text"><text:s text:c="4"/>@pre <text:s/>None.</text:p>
      <text:p text:style-name="Preformatted_20_Text"><text:s text:c="4"/>@post <text:s/>The data in the root of the binary tree is as given.</text:p>
      <text:p text:style-name="Preformatted_20_Text"><text:s text:c="4"/>@param newData <text:s/>The data for the root. */</text:p>
      <text:p text:style-name="Preformatted_20_Text"/>
      <text:p text:style-name="Preformatted_20_Text"><text:s text:c="3"/>virtual void setRootData(const ItemType&amp; newData) = 0;</text:p>
      <text:p text:style-name="Preformatted_20_Text"><text:s text:c="3"/></text:p>
      <text:p text:style-name="Preformatted_20_Text"><text:s text:c="3"/>/** Removes all nodes from this binary tree. */</text:p>
      <text:p text:style-name="Preformatted_20_Text"/>
      <text:p text:style-name="Preformatted_20_Text"><text:s text:c="3"/>virtual void clear() = 0;</text:p>
      <text:p text:style-name="Preformatted_20_Text"><text:s text:c="3"/></text:p>
      <text:p text:style-name="Preformatted_20_Text"><text:s text:c="3"/>/** Traverses this binary tree in preorder (inorder, postorder) and</text:p>
      <text:p text:style-name="Preformatted_20_Text"><text:s text:c="7"/>calls the function visit once for each node.</text:p>
      <text:p text:style-name="Preformatted_20_Text"><text:s text:c="4"/>@param visit A client-defined function that performs an operation on</text:p>
      <text:p text:style-name="Preformatted_20_Text"><text:s text:c="7"/>or with the data in each visited node. */</text:p>
      <text:p text:style-name="Preformatted_20_Text"><text:s text:c="3"/>virtual void preorderTraverse(void visit(ItemType&amp;)) const = 0;</text:p>
      <text:p text:style-name="Preformatted_20_Text"><text:s text:c="3"/>virtual void inorderTraverse(void visit(ItemType&amp;)) const = 0;</text:p>
      <text:p text:style-name="Preformatted_20_Text"><text:s text:c="3"/>virtual void postorderTraverse(void visit(ItemType&amp;)) const = 0;</text:p>
      <text:p text:style-name="Preformatted_20_Text">};</text:p>
      <text:p text:style-name="P14">#endif</text:p>
      <text:p text:style-name="Standard"/>
      <text:p text:style-name="Standard"/>
      <text:p text:style-name="Standard"/>
      <text:p text:style-name="Standard"/>
      <text:p text:style-name="Standard"/>
      <text:p text:style-name="Standard"/>
      <text:p text:style-name="Standard"/>
      <text:p text:style-name="Standard"/>
      <text:p text:style-name="Standard"/>
      <text:p text:style-name="Preformatted_20_Text"><text:soft-page-break/>// <text:s/>Created by Frank M. Carrano and Tim Henry.</text:p>
      <text:p text:style-name="Preformatted_20_Text">// <text:s/>Copyright (c) 2013 __Pearson Education__. All rights reserved.</text:p>
      <text:p text:style-name="Preformatted_20_Text"/>
      <text:p text:style-name="Preformatted_20_Text">/** A class of nodes for a link-based binary tree.</text:p>
      <text:p text:style-name="Preformatted_20_Text"><text:s/>Listing 16-2.</text:p>
      <text:p text:style-name="Preformatted_20_Text"><text:s/>@file BinaryNode.h */</text:p>
      <text:p text:style-name="Preformatted_20_Text"><text:s/></text:p>
      <text:p text:style-name="Preformatted_20_Text">#ifndef _BINARY_NODE</text:p>
      <text:p text:style-name="Preformatted_20_Text">#define _BINARY_NODE</text:p>
      <text:p text:style-name="Preformatted_20_Text"/>
      <text:p text:style-name="Preformatted_20_Text">template&lt;class ItemType&gt;</text:p>
      <text:p text:style-name="Preformatted_20_Text">class BinaryNode</text:p>
      <text:p text:style-name="Preformatted_20_Text">{ <text:s text:c="2"/></text:p>
      <text:p text:style-name="Preformatted_20_Text">private:</text:p>
      <text:p text:style-name="Preformatted_20_Text"><text:s text:c="3"/>ItemType <text:s text:c="13"/>item; <text:s text:c="10"/>// Data portion</text:p>
      <text:p text:style-name="Preformatted_20_Text"><text:s text:c="3"/>BinaryNode&lt;ItemType&gt;* leftChildPtr; <text:s text:c="2"/>// Pointer to left child</text:p>
      <text:p text:style-name="Preformatted_20_Text"><text:s text:c="3"/>BinaryNode&lt;ItemType&gt;* rightChildPtr; <text:s/>// Pointer to right child</text:p>
      <text:p text:style-name="Preformatted_20_Text"/>
      <text:p text:style-name="Preformatted_20_Text">public:</text:p>
      <text:p text:style-name="Preformatted_20_Text"><text:s text:c="3"/>BinaryNode(const ItemType&amp; anItem);</text:p>
      <text:p text:style-name="Preformatted_20_Text"><text:s text:c="3"/>BinaryNode(const ItemType&amp; anItem,</text:p>
      <text:p text:style-name="Preformatted_20_Text"><text:s text:c="14"/>BinaryNode&lt;ItemType&gt;* leftPtr,</text:p>
      <text:p text:style-name="Preformatted_20_Text"><text:s text:c="14"/>BinaryNode&lt;ItemType&gt;* rightPtr);</text:p>
      <text:p text:style-name="Preformatted_20_Text"/>
      <text:p text:style-name="Preformatted_20_Text"><text:s text:c="3"/>void setItem(const ItemType&amp; anItem);</text:p>
      <text:p text:style-name="Preformatted_20_Text"><text:s text:c="3"/>ItemType getItem() const;</text:p>
      <text:p text:style-name="Preformatted_20_Text"><text:s text:c="3"/></text:p>
      <text:p text:style-name="Preformatted_20_Text"><text:s text:c="3"/>bool isLeaf() const;</text:p>
      <text:p text:style-name="Preformatted_20_Text"/>
      <text:p text:style-name="Preformatted_20_Text"><text:s text:c="3"/>BinaryNode&lt;ItemType&gt;* getLeftChildPtr() const;</text:p>
      <text:p text:style-name="Preformatted_20_Text"><text:s text:c="3"/>BinaryNode&lt;ItemType&gt;* getRightChildPtr() const;</text:p>
      <text:p text:style-name="Preformatted_20_Text"><text:s text:c="3"/></text:p>
      <text:p text:style-name="Preformatted_20_Text"><text:s text:c="3"/>void setLeftChildPtr(BinaryNode&lt;ItemType&gt;* leftPtr);</text:p>
      <text:p text:style-name="Preformatted_20_Text"><text:s text:c="3"/>void setRightChildPtr(BinaryNode&lt;ItemType&gt;* rightPtr); <text:s text:c="11"/></text:p>
      <text:p text:style-name="Preformatted_20_Text">}; // end BinaryNode</text:p>
      <text:p text:style-name="Preformatted_20_Text"/>
      <text:p text:style-name="Preformatted_20_Text">#include "BinaryNode.cpp"</text:p>
      <text:p text:style-name="Preformatted_20_Text"/>
      <text:p text:style-name="P14">#endif </text:p>
      <text:p text:style-name="Standard"/>
      <text:p text:style-name="Standard"/>
      <text:p text:style-name="Standard"/>
      <text:p text:style-name="Standard"/>
      <text:list xml:id="list150356628816505" text:continue-list="list6264507323784423563" text:style-name="L2">
        <text:list-header>
          <text:p text:style-name="P8"/>
        </text:list-header>
      </text:list>
      <text:p text:style-name="P10"><text:span text:style-name="T3">prefixExample1.txt</text:span></text:p>
      <text:p text:style-name="P12">- +</text:p>
      <text:p text:style-name="Preformatted_20_Text">* alpha beta /</text:p>
      <text:p text:style-name="Preformatted_20_Text">count value</text:p>
      <text:p text:style-name="P14">xFactor</text:p>
      <text:p text:style-name="P1">postfixExample1.txt</text:p>
      <text:p text:style-name="P13">fac1 fac2 *</text:p>
      <text:p text:style-name="Preformatted_20_Text">fac3 rate</text:p>
      <text:p text:style-name="Preformatted_20_Text">/ + delta</text:p>
      <text:p text:style-name="P14">mult -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4:59:32.792631949</meta:creation-date>
    <dc:date>2018-10-29T15:03:55.121524666</dc:date>
    <meta:editing-duration>PT4M22S</meta:editing-duration>
    <meta:editing-cycles>1</meta:editing-cycles>
    <meta:document-statistic meta:table-count="0" meta:image-count="0" meta:object-count="0" meta:page-count="6" meta:paragraph-count="200" meta:word-count="1115" meta:character-count="8970" meta:non-whitespace-character-count="7559"/>
    <meta:generator>LibreOffice/5.1.6.2$Linux_X86_64 LibreOffice_project/10m0$Build-2</meta:generator>
  </office:meta>
</office:document-meta>
</file>